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2.5339in"/>
    </style:style>
    <style:style style:name="co4" style:family="table-column">
      <style:table-column-properties fo:break-before="auto" style:column-width="4.4244in"/>
    </style:style>
    <style:style style:name="co5" style:family="table-column">
      <style:table-column-properties fo:break-before="auto" style:column-width="4.4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1.0465in" fo:break-before="auto" style:use-optimal-row-height="false"/>
    </style:style>
    <style:style style:name="ro4" style:family="table-row">
      <style:table-row-properties style:row-height="1.0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Test case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Expected output</text:p>
          </table:table-cell>
          <table:table-cell table:style-name="ce1" office:value-type="string">
            <text:p>Actual output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string">
            <text:p>Enter two numbers:</text:p>
            <text:p>1025.369</text:p>
            <text:p>513.369</text:p>
          </table:table-cell>
          <table:table-cell office:value-type="string">
            <text:p>Binary form of 1025.369 : 010000000001.01011110</text:p>
            <text:p>Binary form of <text:s/>513.369 : 001000000001.01011110</text:p>
            <text:p/>
            <text:p>Sum of Binary forms is : 0011000000010.10111100</text:p>
            <text:p>Sum of numbers is : 1538.738</text:p>
          </table:table-cell>
          <table:table-cell office:value-type="string">
            <text:p>Binary form of 1025.369 : 010000000001.01011110</text:p>
            <text:p>Binary form of <text:s/>513.369 : 001000000001.01011110</text:p>
            <text:p/>
            <text:p>Sum of Binary forms is : 0011000000010.10111100</text:p>
            <text:p>Sum of numbers is : 1538.734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Enter two numbers:</text:p>
            <text:p>25.3</text:p>
            <text:p>569.36</text:p>
          </table:table-cell>
          <table:table-cell office:value-type="string">
            <text:p/>
            <text:p>Binary form of 25.3 : 00000011001.01001100</text:p>
            <text:p>Binary form of 569.36 : 01000111001.01011100</text:p>
            <text:p/>
            <text:p>Sum of Binary forms is : 001001010010.10101000</text:p>
            <text:p>Sum of numbers is : 594.66</text:p>
          </table:table-cell>
          <table:table-cell office:value-type="string">
            <text:p/>
            <text:p>Binary form of 25.3 : 00000011001.01001100</text:p>
            <text:p>Binary form of 569.36 : 01000111001.01011100</text:p>
            <text:p/>
            <text:p>Sum of Binary forms is : 001001010010.10101000</text:p>
            <text:p>Sum of numbers is : 594.6563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Enter two numbers:</text:p>
            <text:p>11100.23</text:p>
            <text:p>89659.32</text:p>
          </table:table-cell>
          <table:table-cell office:value-type="string">
            <text:p>Binary form of 11100.23 : 000010101101011100.00111011</text:p>
            <text:p>Binary form of 89659.32 : 010101111000111011.01010010</text:p>
            <text:p/>
            <text:p>Sum of Binary forms is : 0011000100110010111.10001101</text:p>
            <text:p>Sum of numbers is : 100759.55</text:p>
          </table:table-cell>
          <table:table-cell office:value-type="string">
            <text:p>Binary form of 11100.23 : 000010101101011100.00111011</text:p>
            <text:p>Binary form of 89659.32 : 010101111000111011.01010010</text:p>
            <text:p/>
            <text:p>Sum of Binary forms is : 0011000100110010111.10001101</text:p>
            <text:p>Sum of numbers is : 100759.5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Enter two numbers:</text:p>
            <text:p>1212000.36</text:p>
            <text:p>569.36</text:p>
          </table:table-cell>
          <table:table-cell office:value-type="string">
            <text:p>Binary form of 1212000.36 : 100100111111001100000.01011100</text:p>
            <text:p>Binary form of 569.36 : 000000000001000111001.01011100 </text:p>
            <text:p/>
            <text:p>Sum of Binary forms is : 100101000000010011001.10111000</text:p>
            <text:p>Sum of numbers is : 1212569.72</text:p>
          </table:table-cell>
          <table:table-cell office:value-type="string">
            <text:p/>
            <text:p>An unhandled exception of type 'System.IndexOutOfRangeException' </text:p>
            <text:p>occurred in FloatAddition.exe</text:p>
            <text:p><text:s/>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Enter two numbers:</text:p>
            <text:p>500000.2356</text:p>
            <text:p>1423.36</text:p>
          </table:table-cell>
          <table:table-cell office:value-type="string">
            <text:p>Binary form of 500000.2356 : 01111010000100100000.01001100</text:p>
            <text:p>Binary form of 1423.36 : 00000000010110001111.01011100</text:p>
            <text:p/>
            <text:p>Sum of Binary forms is : 001111010011010101111.10011100</text:p>
            <text:p>Sum of numbers is : 501423.6</text:p>
          </table:table-cell>
          <table:table-cell office:value-type="string">
            <text:p>Binary form of 500000.2356 : 01111010000100100000.01000000</text:p>
            <text:p>Binary form of 1423.36 : 00000000010110001111.01011100</text:p>
            <text:p/>
            <text:p>Sum of Binary forms is : 001111010011010101111.10011100</text:p>
            <text:p>Sum of numbers is : 501423.6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Enter two numbers:</text:p>
            <text:p>524300.645</text:p>
            <text:p>62.3</text:p>
          </table:table-cell>
          <table:table-cell office:value-type="string">
            <text:p>Binary form of 524300.645 : 10000000000000001100.10100101</text:p>
            <text:p>Binary form of 62.3 : 00000000000000111110.01001100</text:p>
            <text:p/>
            <text:p>Sum of Binary forms is : 10000000000001001010.11110001</text:p>
            <text:p>Sum of numbers is : 524362.945</text:p>
          </table:table-cell>
          <table:table-cell office:value-type="string">
            <text:p/>
            <text:p>An unhandled exception of type 'System.IndexOutOfRangeException' </text:p>
            <text:p>occurred in FloatAddition.exe</text:p>
            <text:p><text:s/></text:p>
          </table:table-cell>
          <table:table-cell/>
        </table:table-row>
        <table:table-row table:style-name="ro4" table:number-rows-repeated="2">
          <table:table-cell table:style-name="Default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ce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8/31/2017</text:date>, <text:time>17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8M33S</meta:editing-duration>
    <meta:editing-cycles>4</meta:editing-cycles>
    <meta:generator>OpenOffice/4.1.2$Win32 OpenOffice.org_project/412m3$Build-9782</meta:generator>
    <dc:date>2017-08-31T17:21:20.92</dc:date>
    <dc:creator>chandrakanth </dc:creator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